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6000000E29EC99015481B6908.png" manifest:media-type="image/png"/>
  <manifest:file-entry manifest:full-path="Pictures/100002010000012C000000E1C65D58762CF820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8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6.845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37cm" svg:height="5.952cm" svg:x="3.096cm" svg:y="11.939cm">
          <draw:image xlink:href="Pictures/100002010000012C000000E1C65D58762CF820C9.png" xlink:type="simple" xlink:show="embed" xlink:actuate="onLoad">
            <text:p/>
          </draw:image>
        </draw:frame>
        <draw:line draw:style-name="gr2" draw:text-style-name="P1" draw:layer="layout" svg:x1="10.144cm" svg:y1="11.414cm" svg:x2="7.477cm" svg:y2="14.843cm">
          <text:p/>
        </draw:line>
        <draw:frame draw:style-name="gr3" draw:text-style-name="P2" draw:layer="layout" svg:width="2.921cm" svg:height="0.839cm" svg:x="9.89cm" svg:y="10.652cm">
          <draw:text-box>
            <text:p><text:span text:style-name="T1">Ailettes</text:span></text:p>
          </draw:text-box>
        </draw:frame>
        <draw:frame draw:style-name="gr4" draw:text-style-name="P1" draw:layer="layout" svg:width="6.858cm" svg:height="5.979cm" svg:x="11.033cm" svg:y="11.912cm">
          <draw:image xlink:href="Pictures/1000020100000206000000E29EC99015481B6908.png" xlink:type="simple" xlink:show="embed" xlink:actuate="onLoad">
            <text:p/>
          </draw:image>
        </draw:frame>
        <draw:line draw:style-name="gr2" draw:text-style-name="P1" draw:layer="layout" svg:x1="11.922cm" svg:y1="11.541cm" svg:x2="14.97cm" svg:y2="13.9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9T15:35:34.159696729</meta:creation-date>
    <dc:date>2020-06-29T18:30:56.018554666</dc:date>
    <meta:editing-duration>PT2H34M55S</meta:editing-duration>
    <meta:editing-cycles>1</meta:editing-cycles>
    <meta:generator>LibreOffice/6.0.7.3$Linux_X86_64 LibreOffice_project/00m0$Build-3</meta:generator>
    <meta:document-statistic meta:object-count="5"/>
  </office:meta>
</office:document-meta>
</file>